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18F000001D7A4DD6984.png" manifest:media-type=""/>
  <manifest:file-entry manifest:full-path="Pictures/1000020100000280000001E038133AE5.png" manifest:media-type=""/>
  <manifest:file-entry manifest:full-path="Pictures/10000201000002000000020050C959DB.png" manifest:media-type=""/>
  <manifest:file-entry manifest:full-path="Pictures/10000000000002E10000030046099A44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yriad Pro1" svg:font-family="'Myriad Pro'" style:font-pitch="variable"/>
    <style:font-face style:name="Ubuntu Mono" svg:font-family="'Ubuntu Mono'" style:font-pitch="variable"/>
    <style:font-face style:name="Myriad Pro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66cc" draw:marker-start-width="0.276cm" draw:marker-end-width="0.276cm" draw:fill="solid" draw:fill-color="#d1e5f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bf812d" draw:marker-start-width="0.276cm" draw:marker-end-width="0.276cm" draw:fill="solid" draw:fill-color="#f6e8c3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dfc27d" draw:marker-start-width="0.276cm" draw:marker-end-width="0.276cm" draw:fill="solid" draw:fill-color="#ffffcc" draw:textarea-horizontal-align="left" draw:textarea-vertical-align="top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7e0021" draw:marker-start-width="0.276cm" draw:marker-end-width="0.276cm" draw:fill="solid" draw:fill-color="#fddbc7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start"/>
    </style:style>
    <style:style style:name="P3" style:family="paragraph">
      <style:paragraph-properties fo:line-height="100%" fo:text-align="start"/>
      <style:text-properties fo:color="#333333" style:font-name="Ubuntu Mono" fo:font-size="15pt" style:font-size-asian="15pt" style:font-size-complex="15pt"/>
    </style:style>
    <style:style style:name="P4" style:family="paragraph">
      <style:paragraph-properties fo:text-align="center"/>
      <style:text-properties style:font-name="Ubuntu Mono" fo:font-size="14pt" style:font-size-asian="14pt" style:font-size-complex="14pt"/>
    </style:style>
    <style:style style:name="P5" style:family="paragraph">
      <style:text-properties style:font-name="Ubuntu Mono"/>
    </style:style>
    <style:style style:name="P6" style:family="paragraph">
      <style:paragraph-properties fo:text-align="center"/>
      <style:text-properties style:font-name="Ubuntu Mono"/>
    </style:style>
    <style:style style:name="T1" style:family="text">
      <style:text-properties fo:color="#333333" style:font-name="Ubuntu Mono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4cm" svg:height="2.54cm" svg:x="2.324cm" svg:y="2.443cm">
          <draw:image xlink:href="Pictures/10000201000002000000020050C959DB.png" xlink:type="simple" xlink:show="embed" xlink:actuate="onLoad">
            <text:p/>
          </draw:image>
        </draw:frame>
        <draw:frame draw:style-name="gr1" draw:text-style-name="P1" draw:layer="layout" svg:width="5.419cm" svg:height="4.064cm" svg:x="12.491cm" svg:y="6.126cm">
          <draw:image xlink:href="Pictures/1000020100000280000001E038133AE5.png" xlink:type="simple" xlink:show="embed" xlink:actuate="onLoad">
            <text:p/>
          </draw:image>
        </draw:frame>
        <draw:frame draw:style-name="gr1" draw:text-style-name="P1" draw:layer="layout" svg:width="5.419cm" svg:height="4.064cm" svg:x="12.491cm" svg:y="7.142cm">
          <draw:image xlink:href="Pictures/1000020100000280000001E038133AE5.png" xlink:type="simple" xlink:show="embed" xlink:actuate="onLoad">
            <text:p/>
          </draw:image>
        </draw:frame>
        <draw:frame draw:style-name="gr1" draw:text-style-name="P1" draw:layer="layout" svg:width="5.419cm" svg:height="4.064cm" svg:x="12.491cm" svg:y="8.158cm">
          <draw:image xlink:href="Pictures/1000020100000280000001E038133AE5.png" xlink:type="simple" xlink:show="embed" xlink:actuate="onLoad">
            <text:p/>
          </draw:image>
        </draw:frame>
        <draw:frame draw:style-name="gr1" draw:text-style-name="P1" draw:layer="layout" svg:width="5.419cm" svg:height="4.064cm" svg:x="12.491cm" svg:y="9.174cm">
          <draw:image xlink:href="Pictures/1000020100000280000001E038133AE5.png" xlink:type="simple" xlink:show="embed" xlink:actuate="onLoad">
            <text:p/>
          </draw:image>
        </draw:frame>
        <draw:frame draw:style-name="gr1" draw:text-style-name="P1" draw:layer="layout" svg:width="5.419cm" svg:height="4.064cm" svg:x="12.491cm" svg:y="10.19cm">
          <draw:image xlink:href="Pictures/1000020100000280000001E038133AE5.png" xlink:type="simple" xlink:show="embed" xlink:actuate="onLoad">
            <text:p/>
          </draw:image>
        </draw:frame>
        <draw:frame draw:style-name="gr1" draw:text-style-name="P1" draw:layer="layout" svg:width="5.419cm" svg:height="4.064cm" svg:x="12.491cm" svg:y="11.206cm">
          <draw:image xlink:href="Pictures/1000020100000280000001E038133AE5.png" xlink:type="simple" xlink:show="embed" xlink:actuate="onLoad">
            <text:p/>
          </draw:image>
        </draw:frame>
        <draw:frame draw:style-name="gr1" draw:text-style-name="P1" draw:layer="layout" svg:width="5.419cm" svg:height="4.064cm" svg:x="8.177cm" svg:y="2.243cm">
          <draw:image xlink:href="Pictures/1000020100000280000001E038133AE5.png" xlink:type="simple" xlink:show="embed" xlink:actuate="onLoad">
            <text:p/>
          </draw:image>
        </draw:frame>
        <draw:frame draw:style-name="gr1" draw:text-style-name="P1" draw:layer="layout" svg:width="5.419cm" svg:height="4.064cm" svg:x="8.177cm" svg:y="3.259cm">
          <draw:image xlink:href="Pictures/1000020100000280000001E038133AE5.png" xlink:type="simple" xlink:show="embed" xlink:actuate="onLoad">
            <text:p/>
          </draw:image>
        </draw:frame>
        <draw:frame draw:style-name="gr1" draw:text-style-name="P1" draw:layer="layout" svg:width="2.797cm" svg:height="3.302cm" svg:x="3.34cm" svg:y="8.285cm">
          <draw:image xlink:href="Pictures/100002010000018F000001D7A4DD6984.png" xlink:type="simple" xlink:show="embed" xlink:actuate="onLoad">
            <text:p/>
          </draw:image>
        </draw:frame>
        <draw:frame draw:style-name="gr1" draw:text-style-name="P1" draw:layer="layout" svg:width="2.797cm" svg:height="3.302cm" svg:x="6.137cm" svg:y="8.285cm">
          <draw:image xlink:href="Pictures/100002010000018F000001D7A4DD6984.png" xlink:type="simple" xlink:show="embed" xlink:actuate="onLoad">
            <text:p/>
          </draw:image>
        </draw:frame>
        <draw:custom-shape draw:style-name="gr2" draw:text-style-name="P1" draw:layer="layout" svg:width="2.794cm" svg:height="1.016cm" svg:x="9.436cm" svg:y="9.047cm">
          <text:p/>
          <draw:enhanced-geometry svg:viewBox="0 0 21600 21600" draw:mirror-horizontal="false" draw:mirror-vertical="false" draw:text-areas="?f5 ?f1 ?f6 ?f3" draw:type="left-right-arrow" draw:modifiers="3516.27906976744 6796.4601769911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2.794cm" svg:height="1.016cm" draw:transform="rotate (1.24023096646717) translate (8.004cm 7.729cm)">
          <text:p/>
          <draw:enhanced-geometry svg:viewBox="0 0 21600 21600" draw:text-areas="?f5 ?f1 ?f6 ?f3" draw:type="left-right-arrow" draw:modifiers="3516.27906976744 6796.4601769911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3.683cm" svg:height="3.683cm" svg:x="12.103cm" svg:y="3.713cm">
          <text:p/>
          <draw:enhanced-geometry svg:viewBox="0 0 21600 21600" draw:text-areas="0 0 21600 21600" draw:type="circular-arrow" draw:modifiers="-107.417970792203 10.7900213404571 8236.833496694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3" draw:layer="layout" svg:width="3.175cm" svg:height="1.778cm" svg:x="14.516cm" svg:y="3.332cm">
          <text:p text:style-name="P2"><text:span text:style-name="T1">PBS</text:span></text:p>
          <text:p text:style-name="P2"><text:span text:style-name="T1">batch 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5" draw:text-style-name="P4" draw:layer="layout" svg:width="2.794cm" svg:height="1.016cm" svg:x="5.245cm" svg:y="3.205cm">
          <text:p text:style-name="P1"/>
          <draw:enhanced-geometry svg:viewBox="0 0 21600 21600" draw:mirror-horizontal="false" draw:mirror-vertical="false" draw:text-areas="?f5 ?f1 ?f6 ?f3" draw:type="left-right-arrow" draw:modifiers="3516.27906976744 6796.4601769911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5" draw:layer="layout" svg:width="1.725cm" svg:height="0.89cm" svg:x="2.705cm" svg:y="4.855cm">
          <draw:text-box>
            <text:p>shell</text:p>
          </draw:text-box>
        </draw:frame>
        <draw:frame draw:style-name="gr6" draw:text-style-name="P6" draw:layer="layout" svg:width="3.048cm" svg:height="1.529cm" svg:x="9.436cm" svg:y="4.851cm">
          <draw:text-box>
            <text:p text:style-name="P1">front-end</text:p>
            <text:p text:style-name="P1">nodes</text:p>
          </draw:text-box>
        </draw:frame>
        <draw:frame draw:style-name="gr6" draw:text-style-name="P6" draw:layer="layout" svg:width="3.048cm" svg:height="1.529cm" svg:x="13.627cm" svg:y="12.857cm">
          <draw:text-box>
            <text:p text:style-name="P1">compute</text:p>
            <text:p text:style-name="P1">nodes</text:p>
          </draw:text-box>
        </draw:frame>
        <draw:frame draw:style-name="gr6" draw:text-style-name="P6" draw:layer="layout" svg:width="2.413cm" svg:height="1.529cm" svg:x="4.991cm" svg:y="11.963cm">
          <draw:text-box>
            <text:p text:style-name="P1">file</text:p>
            <text:p text:style-name="P1">system</text:p>
          </draw:text-box>
        </draw:frame>
        <draw:frame draw:style-name="gr7" draw:layer="layout" svg:width="2.267cm" svg:height="0.89cm" svg:x="3.559cm" svg:y="9.889cm">
          <draw:text-box>
            <text:p>/home</text:p>
          </draw:text-box>
        </draw:frame>
        <draw:frame draw:style-name="gr7" draw:layer="layout" svg:width="2.86cm" svg:height="0.89cm" svg:x="3.347cm" svg:y="10.524cm">
          <draw:text-box>
            <text:p>/projects</text:p>
          </draw:text-box>
        </draw:frame>
        <draw:frame draw:style-name="gr7" draw:layer="layout" svg:width="2.606cm" svg:height="0.89cm" svg:x="6.261cm" svg:y="9.047cm">
          <draw:text-box>
            <text:p>/scratch</text:p>
          </draw:text-box>
        </draw:frame>
        <draw:frame draw:style-name="gr7" draw:layer="layout" svg:width="1.865cm" svg:height="0.89cm" svg:x="6.561cm" svg:y="9.847cm">
          <draw:text-box>
            <text:p>/gpfs</text:p>
          </draw:text-box>
        </draw:frame>
        <draw:frame draw:style-name="gr7" draw:layer="layout" svg:width="0.718cm" svg:height="0.89cm" svg:x="4.346cm" svg:y="9.127cm">
          <draw:text-box>
            <text:p>/</text:p>
          </draw:text-box>
        </draw:frame>
      </draw:page>
      <draw:page draw:name="page2" draw:style-name="dp1" draw:master-page-name="Default">
        <draw:frame draw:style-name="gr1" draw:text-style-name="P1" draw:layer="layout" svg:width="14.138cm" svg:height="14.732cm" svg:x="1.762cm" svg:y="1.762cm">
          <draw:image xlink:href="Pictures/10000000000002E10000030046099A44.jpg" xlink:type="simple" xlink:show="embed" xlink:actuate="onLoad">
            <text:p/>
          </draw:image>
        </draw:frame>
        <draw:custom-shape draw:style-name="gr2" draw:text-style-name="P1" draw:layer="layout" svg:width="2.794cm" svg:height="1.016cm" svg:x="7.604cm" svg:y="4.683cm">
          <text:p/>
          <draw:enhanced-geometry svg:viewBox="0 0 21600 21600" draw:mirror-horizontal="false" draw:mirror-vertical="false" draw:text-areas="?f5 ?f1 ?f6 ?f3" draw:type="left-right-arrow" draw:modifiers="3516.27906976744 6796.4601769911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2.794cm" svg:height="1.016cm" svg:x="7.604cm" svg:y="11.16cm">
          <text:p/>
          <draw:enhanced-geometry svg:viewBox="0 0 21600 21600" draw:mirror-horizontal="false" draw:mirror-vertical="false" draw:text-areas="?f5 ?f1 ?f6 ?f3" draw:type="left-right-arrow" draw:modifiers="3516.27906976744 6796.4601769911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4.064cm" svg:height="1.016cm" draw:transform="rotate (1.5707963267949) translate (5.191cm 10.525cm)">
          <text:p/>
          <draw:enhanced-geometry svg:viewBox="0 0 21600 21600" draw:mirror-horizontal="false" draw:mirror-vertical="false" draw:text-areas="?f5 ?f1 ?f6 ?f3" draw:type="left-right-arrow" draw:modifiers="3516.27906976744 6796.4601769911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4.064cm" svg:height="1.016cm" draw:transform="rotate (1.5707963267949) translate (11.668cm 10.525cm)">
          <text:p/>
          <draw:enhanced-geometry svg:viewBox="0 0 21600 21600" draw:mirror-horizontal="false" draw:mirror-vertical="false" draw:text-areas="?f5 ?f1 ?f6 ?f3" draw:type="left-right-arrow" draw:modifiers="3516.27906976744 6796.4601769911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3" draw:style-name="dp1" draw:master-page-name="Default">
        <draw:frame draw:style-name="gr1" draw:text-style-name="P1" draw:layer="layout" svg:width="4.997cm" svg:height="5.207cm" svg:x="1.762cm" svg:y="1.762cm">
          <draw:image xlink:href="Pictures/10000000000002E10000030046099A44.jpg" xlink:type="simple" xlink:show="embed" xlink:actuate="onLoad">
            <text:p/>
          </draw:image>
        </draw:frame>
        <draw:frame draw:style-name="gr1" draw:text-style-name="P1" draw:layer="layout" svg:width="4.997cm" svg:height="5.207cm" svg:x="8.449cm" svg:y="1.762cm">
          <draw:image xlink:href="Pictures/10000000000002E10000030046099A44.jpg" xlink:type="simple" xlink:show="embed" xlink:actuate="onLoad">
            <text:p/>
          </draw:image>
        </draw:frame>
        <draw:custom-shape draw:style-name="gr5" draw:text-style-name="P1" draw:layer="layout" svg:width="2.794cm" svg:height="1.016cm" svg:x="6.207cm" svg:y="3.794cm">
          <text:p/>
          <draw:enhanced-geometry svg:viewBox="0 0 21600 21600" draw:mirror-horizontal="false" draw:mirror-vertical="false" draw:text-areas="?f5 ?f1 ?f6 ?f3" draw:type="left-right-arrow" draw:modifiers="3516.27906976744 6796.4601769911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4.997cm" svg:height="5.207cm" svg:x="1.762cm" svg:y="8.493cm">
          <draw:image xlink:href="Pictures/10000000000002E10000030046099A44.jpg" xlink:type="simple" xlink:show="embed" xlink:actuate="onLoad">
            <text:p/>
          </draw:image>
        </draw:frame>
        <draw:frame draw:style-name="gr1" draw:text-style-name="P1" draw:layer="layout" svg:width="4.997cm" svg:height="5.207cm" svg:x="8.493cm" svg:y="8.493cm">
          <draw:image xlink:href="Pictures/10000000000002E10000030046099A44.jpg" xlink:type="simple" xlink:show="embed" xlink:actuate="onLoad">
            <text:p/>
          </draw:image>
        </draw:frame>
        <draw:custom-shape draw:style-name="gr5" draw:text-style-name="P1" draw:layer="layout" svg:width="2.667cm" svg:height="1.016cm" draw:transform="rotate (1.5707963267949) translate (3.794cm 9.001cm)">
          <text:p/>
          <draw:enhanced-geometry svg:viewBox="0 0 21600 21600" draw:mirror-horizontal="false" draw:mirror-vertical="false" draw:text-areas="?f5 ?f1 ?f6 ?f3" draw:type="left-right-arrow" draw:modifiers="3516.27906976744 6796.4601769911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2.667cm" svg:height="1.016cm" draw:transform="rotate (1.5707963267949) translate (10.525cm 9.001cm)">
          <text:p/>
          <draw:enhanced-geometry svg:viewBox="0 0 21600 21600" draw:mirror-horizontal="false" draw:mirror-vertical="false" draw:text-areas="?f5 ?f1 ?f6 ?f3" draw:type="left-right-arrow" draw:modifiers="3516.27906976744 6796.4601769911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2.794cm" svg:height="1.016cm" svg:x="6.207cm" svg:y="10.525cm">
          <text:p/>
          <draw:enhanced-geometry svg:viewBox="0 0 21600 21600" draw:mirror-horizontal="false" draw:mirror-vertical="false" draw:text-areas="?f5 ?f1 ?f6 ?f3" draw:type="left-right-arrow" draw:modifiers="3516.27906976744 6796.4601769911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yriad Pro1" svg:font-family="'Myriad Pro'" style:font-pitch="variable"/>
    <style:font-face style:name="Ubuntu Mono" svg:font-family="'Ubuntu Mono'" style:font-pitch="variable"/>
    <style:font-face style:name="Myriad Pro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Myriad Pro" fo:font-family="'Myriad Pro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3T09:52:22.185139000</meta:creation-date>
    <dc:date>2014-03-05T14:47:30.169089000</dc:date>
    <meta:editing-duration>PT6H3M25S</meta:editing-duration>
    <meta:editing-cycles>4</meta:editing-cycles>
    <meta:generator>LibreOffice/4.1.5.3$MacOSX_x86 LibreOffice_project/1c1366bba2ba2b554cd2ca4d87c06da81c05d24</meta:generator>
    <meta:document-statistic meta:object-count="38"/>
  </office:meta>
</office:document-meta>
</file>